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7.064375cm"/>
    </style:style>
    <style:style style:name="co5" style:family="table-column">
      <style:table-column-properties fo:break-before="auto" style:column-width="6.77333333333333cm"/>
    </style:style>
    <style:style style:name="co6" style:family="table-column">
      <style:table-column-properties fo:break-before="auto" style:column-width="7.22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0pt" style:use-optimal-row-height="true" fo:break-before="auto"/>
    </style:style>
    <style:style style:name="ro3" style:family="table-row">
      <style:table-row-properties style:row-height="57.7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72.7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78pt" style:use-optimal-row-height="false" fo:break-before="auto"/>
    </style:style>
    <style:style style:name="ro8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illar</text:p>
          </table:table-cell>
          <table:table-cell office:value-type="string" table:style-name="ce1">
            <text:p>Universal Flu</text:p>
          </table:table-cell>
          <table:table-cell office:value-type="string" table:style-name="ce1">
            <text:p>S. Aureus</text:p>
          </table:table-cell>
          <table:table-cell office:value-type="string" table:style-name="ce1">
            <text:p>Lupus (mCAR)</text:p>
          </table:table-cell>
          <table:table-cell office:value-type="string" table:style-name="ce1">
            <text:p>Chronic HepB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esign</text:p>
          </table:table-cell>
          <table:table-cell office:value-type="string" table:style-name="ce2">
            <text:p>Develop a cutting-edge antigen discovery and screening pipeline leveraging H1, H3 and H5 consensus sequence data for HA protein design</text:p>
          </table:table-cell>
          <table:table-cell office:value-type="string" table:style-name="ce2">
            <text:p>use of AI to rationally select additional antigens</text:p>
            <text:p>refinement of transcript design – shift from secreted to transmembrane form</text:p>
            <text:p>Design refinements for allelic variation</text:p>
          </table:table-cell>
          <table:table-cell office:value-type="string" table:style-name="ce2">
            <text:p>Design and synthesis of mRNA sequences (fluorescent protein, CAR)<text:s/></text:p>
          </table:table-cell>
          <table:table-cell office:value-type="string" table:style-name="ce2">
            <text:p>AI-technology will used to refine current sequence selections</text:p>
            <text:p>design of mouse and human vaccines for maximum HLA coverage</text:p>
            <text:p>microRNA design for tissue-sepcific expression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1">
            <text:p>Payload</text:p>
          </table:table-cell>
          <table:table-cell office:value-type="string" table:style-name="ce2">
            <text:p>Explore different formats: circular, self-amplifying, UTRs, nucleoside modifications, immune-boosting elements [handled in pillar projects?]</text:p>
          </table:table-cell>
          <table:table-cell office:value-type="string" table:style-name="ce1">
            <text:p>?</text:p>
          </table:table-cell>
          <table:table-cell table:style-name="ce2"/>
          <table:table-cell office:value-type="string" table:style-name="ce2">
            <text:p/>
            <text:p/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Formulation</text:p>
          </table:table-cell>
          <table:table-cell office:value-type="string" table:style-name="ce2">
            <text:p>Novel LNP formulation, lung targeting</text:p>
          </table:table-cell>
          <table:table-cell office:value-type="string" table:style-name="ce2">
            <text:p>formulation development - capacity to tune LNPs</text:p>
          </table:table-cell>
          <table:table-cell office:value-type="string" table:style-name="ce2">
            <text:p>In vitro testing of RNA-LNP formulations for stability</text:p>
          </table:table-cell>
          <table:table-cell office:value-type="string" table:style-name="ce2">
            <text:p>Novel LNP formulation, liver TRM targeting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1">
            <text:p>QC</text:p>
          </table:table-cell>
          <table:table-cell office:value-type="string" table:style-name="ce2">
            <text:p>New methods for sa/circ formats if applicable. Optimised manufacture of target antigen.</text:p>
            <text:p>Support transition to GMP.</text:p>
          </table:table-cell>
          <table:table-cell office:value-type="string" table:style-name="ce1">
            <text:p>Optimised manufacture of target antigen. Support transition to GMP</text:p>
          </table:table-cell>
          <table:table-cell office:value-type="string" table:style-name="ce1">
            <text:p>Optimised manufacture of non-immunogenic mRNA. Support transition to GMP.</text:p>
          </table:table-cell>
          <table:table-cell office:value-type="string" table:style-name="ce2">
            <text:p>New purification methods relevant to TRM response. Optimise manufacture of target mRNA.</text:p>
            <text:p>Support transition to GMP.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1">
            <text:p>Preclin</text:p>
          </table:table-cell>
          <table:table-cell office:value-type="string" table:style-name="ce2">
            <text:p>deep immunoprofiling in high througput using flow cytometry to track antigen-specific CD4, CD8 and B cells</text:p>
            <text:p>CITEseq to sequence highly functional antibodies</text:p>
          </table:table-cell>
          <table:table-cell office:value-type="string" table:style-name="ce1">
            <text:p>?</text:p>
          </table:table-cell>
          <table:table-cell office:value-type="string" table:style-name="ce2">
            <text:p>In vitro testing of RNA-LNP formulations for immunogenicity</text:p>
          </table:table-cell>
          <table:table-cell office:value-type="string" table:style-name="ce2">
            <text:p>measure immune responses to murine vaccines, including liver TRM (?)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">
            <text:p>Manufacture</text:p>
          </table:table-cell>
          <table:table-cell office:value-type="string" table:style-name="ce2">
            <text:p>m/sa/circ RNA production under GMP</text:p>
            <text:p>LNP production under GMP</text:p>
            <text:p>novel lipid production under GMP</text:p>
          </table:table-cell>
          <table:table-cell office:value-type="string" table:style-name="ce2">
            <text:p>mRNA production under GMP</text:p>
            <text:p>LNP production under GMP</text:p>
            <text:p>novel lipid production under GMP</text:p>
          </table:table-cell>
          <table:table-cell office:value-type="string" table:style-name="ce2">
            <text:p>mRNA production under GMP</text:p>
            <text:p>LNP production under GMP</text:p>
            <text:p/>
          </table:table-cell>
          <table:table-cell office:value-type="string" table:style-name="ce2">
            <text:p>mRNA production under GMP</text:p>
            <text:p>LNP production under GMP</text:p>
            <text:p>novel lipid production under GMP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">
            <text:p>Clinical</text:p>
          </table:table-cell>
          <table:table-cell office:value-type="string" table:style-name="ce2">
            <text:p>develop multiplexed clinical assays for antibody responses to vaccination?</text:p>
          </table:table-cell>
          <table:table-cell office:value-type="string" table:style-name="ce2">
            <text:p>engage with established network of infectious disease clinicians</text:p>
            <text:p>Serological testing of clinical samples (SNAP trial) for reactivity to relevant S. aureus antigens</text:p>
          </table:table-cell>
          <table:table-cell table:number-columns-repeated="2" table:style-name="ce2"/>
          <table:table-cell table:number-columns-repeated="16378"/>
        </table:table-row>
        <table:table-row table:style-name="ro6">
          <table:table-cell/>
          <table:table-cell office:value-type="string" table:style-name="ce1">
            <text:p>Central Facility</text:p>
          </table:table-cell>
          <table:table-cell office:value-type="string" table:style-name="ce2">
            <text:p>produce research quantities of all vaccines [including sa and circRNA vaccines?]</text:p>
          </table:table-cell>
          <table:table-cell office:value-type="string" table:style-name="ce1">
            <text:p>produce research quantities of all vaccines</text:p>
          </table:table-cell>
          <table:table-cell office:value-type="string" table:style-name="ce2">
            <text:p>produce research quantities of all formulations</text:p>
          </table:table-cell>
          <table:table-cell office:value-type="string" table:style-name="ce2">
            <text:p>produce research quantities of all mRNA vaccines</text:p>
            <text:p/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">
            <text:p>External</text:p>
          </table:table-cell>
          <table:table-cell office:value-type="string" table:style-name="ce2">
            <text:p>flu challenge models (LC lab)</text:p>
            <text:p>human PBMC proof-of-principle study (MIMR)</text:p>
          </table:table-cell>
          <table:table-cell office:value-type="string" table:style-name="ce2">
            <text:p>mouse challenge model (UoA)</text:p>
            <text:p>in vitro functional assays: neut of virulence factors (UoA)</text:p>
          </table:table-cell>
          <table:table-cell office:value-type="string" table:style-name="ce2">
            <text:p>existing proprietary CAR constructs</text:p>
            <text:p>In vitro testing of RNA-LNP formulations for apoptosis induction, protein expression (MIMR)</text:p>
            <text:p>mRNA CAR T-cell generation and functional testing in primary human T-cells in vitro and in vivo (MIMR)</text:p>
            <text:p>CAR T-cell production under GMP (BioOra)</text:p>
          </table:table-cell>
          <table:table-cell office:value-type="string" table:style-name="ce2">
            <text:p>obtain siRNA (CRO?)</text:p>
            <text:p>Mouse disease models (CRO/Uni)<text:s/></text:p>
            <text:p>Human PBMC proof-of-principle data (UoA)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Sheet1.B2:Sheet1.F1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Peter Kelly</meta:initial-creator>
    <dc:creator/>
    <meta:creation-date>2025-05-07T02:35:15Z</meta:creation-date>
    <dc:date>2025-05-20T00:55:49Z</dc:date>
    <meta:user-defined meta:name="ContentTypeId">0x010100FCD53B9C1F22504E9803A0AB89B896BA</meta:user-defined>
    <meta:user-defined meta:name="MediaServiceImageTags"/>
  </office:meta>
</office:document-meta>
</file>